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845cm" fo:margin-left="0.099cm" table:align="left"/>
    </style:style>
    <style:style style:name="Table3.A" style:family="table-column">
      <style:table-column-properties style:column-width="16.84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7cm"/>
    </style:style>
    <style:style style:name="Table6.A1" style:family="table-cell">
      <style:table-cell-properties style:vertical-align="middle" fo:padding="0.049cm" fo:border="none"/>
    </style:style>
    <style:style style:name="Table6.10" style:family="table-row">
      <style:table-row-properties style:min-row-height="0.649cm"/>
    </style:style>
    <style:style style:name="Table7" style:family="table">
      <style:table-properties style:width="15.011cm" fo:margin-left="0.046cm" table:align="left"/>
    </style:style>
    <style:style style:name="Table7.A" style:family="table-column">
      <style:table-column-properties style:column-width="7.197cm"/>
    </style:style>
    <style:style style:name="Table7.B" style:family="table-column">
      <style:table-column-properties style:column-width="5.045cm"/>
    </style:style>
    <style:style style:name="Table7.C" style:family="table-column">
      <style:table-column-properties style:column-width="2.76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5.114cm"/>
    </style:style>
    <style:style style:name="Table8.B" style:family="table-column">
      <style:table-column-properties style:column-width="7.177cm"/>
    </style:style>
    <style:style style:name="Table8.C" style:family="table-column">
      <style:table-column-properties style:column-width="4.7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7.95cm"/>
    </style:style>
    <style:style style:name="Table9.B" style:family="table-column">
      <style:table-column-properties style:column-width="6.904cm"/>
    </style:style>
    <style:style style:name="Table9.C" style:family="table-column">
      <style:table-column-properties style:column-width="2.147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7.474cm"/>
    </style:style>
    <style:style style:name="Table10.B" style:family="table-column">
      <style:table-column-properties style:column-width="7.574cm"/>
    </style:style>
    <style:style style:name="Table10.C" style:family="table-column">
      <style:table-column-properties style:column-width="1.95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7.706cm"/>
    </style:style>
    <style:style style:name="Table11.B" style:family="table-column">
      <style:table-column-properties style:column-width="7.209cm"/>
    </style:style>
    <style:style style:name="Table11.C" style:family="table-column">
      <style:table-column-properties style:column-width="2.08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7.823cm"/>
    </style:style>
    <style:style style:name="Table12.B" style:family="table-column">
      <style:table-column-properties style:column-width="6.948cm"/>
    </style:style>
    <style:style style:name="Table12.C" style:family="table-column">
      <style:table-column-properties style:column-width="2.2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7.811cm"/>
    </style:style>
    <style:style style:name="Table13.B" style:family="table-column">
      <style:table-column-properties style:column-width="6.99cm"/>
    </style:style>
    <style:style style:name="Table13.C" style:family="table-column">
      <style:table-column-properties style:column-width="2.2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9.516cm"/>
    </style:style>
    <style:style style:name="Table14.B" style:family="table-column">
      <style:table-column-properties style:column-width="5.468cm"/>
    </style:style>
    <style:style style:name="Table14.C" style:family="table-column">
      <style:table-column-properties style:column-width="2.016cm"/>
    </style:style>
    <style:style style:name="Table1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e23f1" officeooo:paragraph-rsid="001e23f1"/>
    </style:style>
    <style:style style:name="P2" style:family="paragraph" style:parent-style-name="Standard">
      <style:paragraph-properties fo:text-align="start" style:justify-single-word="false"/>
      <style:text-properties officeooo:rsid="001e23f1" officeooo:paragraph-rsid="001e23f1"/>
    </style:style>
    <style:style style:name="P3" style:family="paragraph" style:parent-style-name="Standard">
      <style:paragraph-properties fo:text-align="center" style:justify-single-word="false"/>
      <style:text-properties fo:font-size="14pt" officeooo:rsid="001e23f1" officeooo:paragraph-rsid="001e23f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1ff4cb" officeooo:paragraph-rsid="001ff4cb"/>
    </style:style>
    <style:style style:name="P5" style:family="paragraph" style:parent-style-name="Standard">
      <style:paragraph-properties fo:text-align="start" style:justify-single-word="false"/>
      <style:text-properties officeooo:rsid="001ff4cb" officeooo:paragraph-rsid="0023973f"/>
    </style:style>
    <style:style style:name="P6" style:family="paragraph" style:parent-style-name="Table_20_Contents">
      <style:text-properties officeooo:paragraph-rsid="001ff4cb"/>
    </style:style>
    <style:style style:name="P7" style:family="paragraph" style:parent-style-name="Table_20_Contents">
      <style:text-properties officeooo:paragraph-rsid="00235265"/>
    </style:style>
    <style:style style:name="P8" style:family="paragraph" style:parent-style-name="Standard">
      <style:paragraph-properties fo:text-align="start" style:justify-single-word="false"/>
      <style:text-properties officeooo:rsid="001ff4cb" officeooo:paragraph-rsid="001ff4cb"/>
    </style:style>
    <style:style style:name="P9" style:family="paragraph" style:parent-style-name="Standard">
      <style:paragraph-properties fo:text-align="start" style:justify-single-word="false"/>
      <style:text-properties fo:font-weight="bold" officeooo:rsid="0023fcac" officeooo:paragraph-rsid="0023fca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68574" officeooo:paragraph-rsid="0026857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e23f1" officeooo:paragraph-rsid="001e23f1"/>
    </style:style>
    <style:style style:name="P12" style:family="paragraph" style:parent-style-name="Standard">
      <style:paragraph-properties fo:text-align="start" style:justify-single-word="false"/>
      <style:text-properties officeooo:rsid="0023973f" officeooo:paragraph-rsid="001ff4cb"/>
    </style:style>
    <style:style style:name="P13" style:family="paragraph" style:parent-style-name="Standard">
      <style:paragraph-properties fo:text-align="start" style:justify-single-word="false"/>
      <style:text-properties officeooo:rsid="00287144" officeooo:paragraph-rsid="00287144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able_20_Contents">
      <style:text-properties officeooo:rsid="0023b256" officeooo:paragraph-rsid="0023b256"/>
    </style:style>
    <style:style style:name="P16" style:family="paragraph" style:parent-style-name="Table_20_Contents">
      <style:text-properties officeooo:rsid="0023fcac" officeooo:paragraph-rsid="0023fcac"/>
    </style:style>
    <style:style style:name="P17" style:family="paragraph" style:parent-style-name="Table_20_Contents">
      <style:text-properties officeooo:rsid="002562a6" officeooo:paragraph-rsid="002562a6"/>
    </style:style>
    <style:style style:name="P18" style:family="paragraph" style:parent-style-name="Table_20_Contents">
      <style:text-properties fo:font-size="12pt" officeooo:rsid="00287144" officeooo:paragraph-rsid="00287144" style:font-size-asian="10.5pt" style:font-size-complex="12pt"/>
    </style:style>
    <style:style style:name="P19" style:family="paragraph" style:parent-style-name="Table_20_Contents">
      <style:text-properties fo:font-size="12pt" officeooo:paragraph-rsid="0028b4e6" style:font-size-asian="12pt" style:font-size-complex="12pt"/>
    </style:style>
    <style:style style:name="P20" style:family="paragraph" style:parent-style-name="Table_20_Contents">
      <style:text-properties officeooo:paragraph-rsid="00287144"/>
    </style:style>
    <style:style style:name="P21" style:family="paragraph" style:parent-style-name="Table_20_Contents">
      <style:text-properties officeooo:rsid="00287144" officeooo:paragraph-rsid="00287144"/>
    </style:style>
    <style:style style:name="P22" style:family="paragraph" style:parent-style-name="Table_20_Contents">
      <style:text-properties officeooo:paragraph-rsid="0028b4e6"/>
    </style:style>
    <style:style style:name="P23" style:family="paragraph" style:parent-style-name="Table_20_Heading">
      <style:text-properties officeooo:rsid="0023fcac" officeooo:paragraph-rsid="0023fcac"/>
    </style:style>
    <style:style style:name="P24" style:family="paragraph" style:parent-style-name="Table_20_Heading">
      <style:text-properties officeooo:rsid="00245bb3" officeooo:paragraph-rsid="00245bb3"/>
    </style:style>
    <style:style style:name="P25" style:family="paragraph" style:parent-style-name="Table_20_Heading">
      <style:text-properties officeooo:rsid="00268574" officeooo:paragraph-rsid="00268574"/>
    </style:style>
    <style:style style:name="P26" style:family="paragraph" style:parent-style-name="Table_20_Heading">
      <style:text-properties officeooo:rsid="00287144" officeooo:paragraph-rsid="00287144"/>
    </style:style>
    <style:style style:name="P27" style:family="paragraph" style:parent-style-name="Table_20_Heading">
      <style:text-properties officeooo:rsid="0028b4e6" officeooo:paragraph-rsid="0028b4e6"/>
    </style:style>
    <style:style style:name="P28" style:family="paragraph" style:parent-style-name="Text_20_body">
      <style:paragraph-properties fo:text-align="start" style:justify-single-word="false"/>
      <style:text-properties officeooo:rsid="001ff4cb" officeooo:paragraph-rsid="001ff4cb"/>
    </style:style>
    <style:style style:name="T1" style:family="text">
      <style:text-properties officeooo:rsid="001e23f1"/>
    </style:style>
    <style:style style:name="T2" style:family="text">
      <style:text-properties officeooo:rsid="0021d16e"/>
    </style:style>
    <style:style style:name="T3" style:family="text">
      <style:text-properties officeooo:rsid="00235265"/>
    </style:style>
    <style:style style:name="T4" style:family="text">
      <style:text-properties officeooo:rsid="0023b256"/>
    </style:style>
    <style:style style:name="T5" style:family="text">
      <style:text-properties officeooo:rsid="0023fcac"/>
    </style:style>
    <style:style style:name="T6" style:family="text">
      <style:text-properties officeooo:rsid="00245bb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5bb3" style:font-weight-asian="normal" style:font-weight-complex="normal"/>
    </style:style>
    <style:style style:name="T9" style:family="text">
      <style:text-properties fo:font-weight="normal" officeooo:rsid="00268574" style:font-weight-asian="normal" style:font-weight-complex="normal"/>
    </style:style>
    <style:style style:name="T10" style:family="text">
      <style:text-properties fo:font-weight="normal" officeooo:rsid="0028b4e6" style:font-weight-asian="normal" style:font-weight-complex="normal"/>
    </style:style>
    <style:style style:name="T11" style:family="text">
      <style:text-properties fo:font-weight="normal" officeooo:rsid="00235265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562a6"/>
    </style:style>
    <style:style style:name="T14" style:family="text">
      <style:text-properties officeooo:rsid="00268574"/>
    </style:style>
    <style:style style:name="T15" style:family="text">
      <style:text-properties officeooo:rsid="00287144"/>
    </style:style>
    <style:style style:name="T16" style:family="text">
      <style:text-properties officeooo:rsid="0028b4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ENARIJ</text:p>
      <text:p text:style-name="P1"/>
      <text:p text:style-name="P2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Naziv: Upravljanje korisnicima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Opis:</text:span> <text:span text:style-name="T6">A</text:span>dministrator upravlja korisnicima na <text:span text:style-name="T1">Rent radar platformi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marni akter:</text:span> Administrat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eduslov:</text:span> Administrator je uspješno prijavljen na svoj raču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lavni tok: </text:span><text:span text:style-name="Strong_20_Emphasis"><text:span text:style-name="T8">Administrator pristupa panelu za upravljanje korisnicima i vrši željene akcije.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sljedice - Uspješan završetak:</text:span> Administrator uspješno upravlja korisnicima, a promjene se primjenjuju na sustav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sljedice - Neuspješan završetak:</text:span> /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lternative:/</text:span>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24">Administrator</text:p>
            </table:table-cell>
            <table:table-cell table:style-name="Table9.A1" office:value-type="string">
              <text:p text:style-name="Table_20_Heading">Sistem</text:p>
            </table:table-cell>
            <table:table-cell table:style-name="Table9.A1" office:value-type="string">
              <text:p text:style-name="Table_20_Heading">Vanjski servis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Tok događaja:</text:span>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1" office:value-type="string">
            <text:p text:style-name="Table_20_Contents">1. Pristupanje dijelu za upravljanje korisnicima.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><text:span text:style-name="T6">2. </text:span>Prikazivanje <text:span text:style-name="T6">interfejsa sa</text:span> popis<text:span text:style-name="T6">om</text:span> registriranih korisnika s osnovnim informacijama.</text:p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1" office:value-type="string">
            <text:p text:style-name="Table_20_Contents">3. Odabir opcije za pregled detalja, uređivanje ili brisanje korisnika.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1" office:value-type="string">
            <text:p text:style-name="Table_20_Contents">4. Pregled ponuda koje su korisnici postavili na platformu.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</table:table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Table_20_Heading">Naziv: Kreiranje računa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Opis:</text:span> <text:span text:style-name="T4">Korisnik unosi svoje osnovne podatke kako bi kreirao račun za pristup sistemu.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imarni akter:</text:span> Neprijavljeni korisnik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eduslov:</text:span> Neprijavljeni korisnik pristupa registracijskoj formi na web stranici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lavni tok:</text:span></text:p>
          </table:table-cell>
        </table:table-row>
        <table:table-row>
          <table:table-cell table:style-name="Table2.A1" office:value-type="string">
            <text:p text:style-name="P16">Neprijavljeni korisnik unosi svoje podatke (username, password, email) u predviđena polja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osljedice - Uspješan završetak:</text:span> Korisnik uspješno kreira korisnički račun i može se prijaviti na platformu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osljedice - Neuspješan završetak:</text:span> /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lternative:</text:span></text:p>
          </table:table-cell>
        </table:table-row>
        <table:table-row>
          <table:table-cell table:style-name="Table2.A1" office:value-type="string">
            <text:p text:style-name="Table_20_Contents">/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8"><text:span text:style-name="Strong_20_Emphasis">Uspješan završetak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3">Neprijavljeni korisnik</text:p>
            </table:table-cell>
            <table:table-cell table:style-name="Table7.A1" office:value-type="string">
              <text:p text:style-name="Table_20_Heading">Sistem</text:p>
            </table:table-cell>
            <table:table-cell table:style-name="Table7.A1" office:value-type="string">
              <text:p text:style-name="Table_20_Heading">Vanjski servis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Tok događaja:</text:span>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1" office:value-type="string">
            <text:p text:style-name="Table_20_Contents">1. Korisnik pristupa registracijskoj formi.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1" office:value-type="string">
            <text:p text:style-name="Table_20_Contents">2. Korisnik unosi svoje osnovne podatke.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1" office:value-type="string">
            <text:p text:style-name="Table_20_Contents">3. Korisnik potvrđuje unesene podatke.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><text:span text:style-name="T4">4. </text:span>Provjerava unesene podatke.</text:p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15">5. Prikaz interfejsa prijavljenog korisnika.</text:p>
          </table:table-cell>
          <table:table-cell table:style-name="Table7.A1" office:value-type="string">
            <text:p text:style-name="P14"/>
          </table:table-cell>
        </table:table-row>
      </table:table>
      <text:p text:style-name="P4"/>
      <text:p text:style-name="P4"/>
      <text:p text:style-name="P4"/>
      <text:p text:style-name="P4"/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Table_20_Heading">Naziv: Postavljanje resursa na iznajmljivanje i integracija Google Map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Opis:</text:span> <text:span text:style-name="T2">Ponudtelj resursa postavlja svoj resurs na iznajmljivanje unoseći potrebne podatke o istom, izmedju ostalog i lokaciju upotrebom Google Maps vanjskog servisa.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rimarni akter:</text:span> Ponuditelj resursa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reduslov:</text:span> Ponuditelj resursa je prijavljen na svoj račun na platformi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lavni tok:</text:span></text:p>
          </table:table-cell>
        </table:table-row>
        <table:table-row>
          <table:table-cell table:style-name="Table3.A1" office:value-type="string">
            <text:p text:style-name="P16">Ponuditelj resursa unosi osnovne podatke o dotičnom resursu, te upotrebom Google Maps označa-</text:p>
          </table:table-cell>
        </table:table-row>
        <table:table-row>
          <table:table-cell table:style-name="Table3.A1" office:value-type="string">
            <text:p text:style-name="P16">va njegovu lokaciju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osljedice - Uspješan završetak:</text:span> Resurs je uspješno postavljen na iznajmljivanje na platformi, a lokacija resursa je prikazana na interaktivnoj karti Google Map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osljedice - Neuspješan završetak:</text:span> /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lternative:</text:span></text:p>
          </table:table-cell>
        </table:table-row>
        <table:table-row>
          <table:table-cell table:style-name="Table3.A1" office:value-type="string">
            <text:p text:style-name="P6">/</text:p>
          </table:table-cell>
        </table:table-row>
      </table:table>
      <text:p text:style-name="P4"/>
      <text:p text:style-name="P4"/>
      <text:p text:style-name="P9">Uspješan završetak: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4">Ponuditelj resursa</text:p>
            </table:table-cell>
            <table:table-cell table:style-name="Table8.A1" office:value-type="string">
              <text:p text:style-name="Table_20_Heading">Sistem</text:p>
            </table:table-cell>
            <table:table-cell table:style-name="Table8.A1" office:value-type="string">
              <text:p text:style-name="P27">Google Maps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Tok događaja:</text:span>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  <table:table-row>
          <table:table-cell table:style-name="Table8.A1" office:value-type="string">
            <text:p text:style-name="Table_20_Contents">1. Pristupanje opciji "Postavi resurs na iznajmljivanje".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<text:span text:style-name="T5">2. </text:span>Prikazivanje forme za unos detalja o resursu, uključujući naziv, opis, fotografije, cijenu, dostupnost i lokaciju.</text:p>
          </table:table-cell>
          <table:table-cell table:style-name="Table8.A1" office:value-type="string">
            <text:p text:style-name="P14"/>
          </table:table-cell>
        </table:table-row>
        <table:table-row>
          <table:table-cell table:style-name="Table8.A1" office:value-type="string">
            <text:p text:style-name="Table_20_Contents">3. Unos svih potrebnih informacija o resursu.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<text:span text:style-name="T5">4. </text:span>Korisnik koristi alate za označavanje lokacije resursa na karti.</text:p>
          </table:table-cell>
        </table:table-row>
        <table:table-row>
          <table:table-cell table:style-name="Table8.A1" office:value-type="string">
            <text:p text:style-name="Table_20_Contents">5. Potvrđivanje postavljanja. 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</table:table>
      <text:p text:style-name="P4"/>
      <text:p text:style-name="P4"/>
      <text:p text:style-name="P4"><text:soft-page-break/></text:p>
      <text:p text:style-name="P4"/>
      <text:p text:style-name="P4"/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Table_20_Heading">Naziv: Rezervacija resursa i notifikacija o stanju rezervacij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Opis:</text:span> <text:span text:style-name="T2">Potražitelj resursa pretražuje resurse, te rezervira određeni u željenom terminu.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rimarni akter:</text:span> Potražitelj resursa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reduslov:</text:span> Potražitelj resursa je prijavljen na svoj račun na platformi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Glavni tok: </text:span><text:span text:style-name="Strong_20_Emphasis"><text:span text:style-name="T9">Potražitelj resursa pretražuje resurse od interesa, te u ovisnosti o dostupnosti istog u datom terminu, sistem šalje odgovarajuću notifikaciju.</text:span>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osljedice - Uspješan završetak:</text:span> Potražitelj resursa uspješno rezervira željeni resurs za odabrani termin, a <text:span text:style-name="T2">sistem</text:span> šalje notifikaciju o uspješnoj rezervaciji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osljedice - Neuspješan završetak:</text:span> <text:span text:style-name="T13">Resurs nije dostupan u željenom terminu.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lternative:</text:span></text:p>
          </table:table-cell>
        </table:table-row>
        <table:table-row>
          <table:table-cell table:style-name="Table4.A1" office:value-type="string">
            <text:p text:style-name="P17">1. Sistem predlaže druge termine u istom mjesecu za traženi resurs.</text:p>
          </table:table-cell>
        </table:table-row>
      </table:table>
      <text:p text:style-name="P4"/>
      <text:p text:style-name="P4"/>
      <text:p text:style-name="P4"/>
      <text:p text:style-name="P10">Uspješan završetak:</text:p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25">Potražitelj resursa</text:p>
            </table:table-cell>
            <table:table-cell table:style-name="Table10.A1" office:value-type="string">
              <text:p text:style-name="Table_20_Heading">Sistem</text:p>
            </table:table-cell>
            <table:table-cell table:style-name="Table10.A1" office:value-type="string">
              <text:p text:style-name="Table_20_Heading">Vanjski servis</text:p>
            </table:table-cell>
          </table:table-row>
        </table:table-header-rows>
        <table:table-row>
          <table:table-cell table:style-name="Table10.A1" office:value-type="string">
            <text:p text:style-name="Table_20_Contents">1. Pristupanje opciji "Pretraži resurse" na početnoj stranici platforme.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><text:span text:style-name="T14">2. Prikaz interfejsa sa popisom resursa koje odgovaraju ključnoj riječi pretrage i opcijama za odabir termina rezervacije.</text:span></text:p>
          </table:table-cell>
          <table:table-cell table:style-name="Table10.A1" office:value-type="string">
            <text:p text:style-name="P14"/>
          </table:table-cell>
        </table:table-row>
        <table:table-row>
          <table:table-cell table:style-name="Table10.A1" office:value-type="string">
            <text:p text:style-name="Table_20_Contents">3. Odabir željenog termina rezervacije i potvrđivanje odabira klikom na opciju "Rezerviraj".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><text:span text:style-name="T14">4. </text:span>Provjera dostupnosti resursa u odabranom terminu.</text:p>
          </table:table-cell>
          <table:table-cell table:style-name="Table10.A1" office:value-type="string">
            <text:p text:style-name="P14"/>
          </table:table-cell>
        </table:table-row>
        <table:table-row>
          <table:table-cell table:style-name="Table10.A1" office:value-type="string">
            <text:p text:style-name="Table_20_Contents"/>
          </table:table-cell>
          <table:table-cell table:style-name="Table10.A1" office:value-type="string">
            <text:p text:style-name="Table_20_Contents"><text:span text:style-name="T14">5. </text:span>Potvrđivanje rezervacije ako je resurs dostupan, te slanje notifikacija o uspješnoj rezervaciji potražitelju i ponuditelju resursa.</text:p>
          </table:table-cell>
          <table:table-cell table:style-name="Table10.A1" office:value-type="string">
            <text:p text:style-name="P14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Neuspješan završetak:</text:p>
      <text:p text:style-name="P10"/>
      <text:p text:style-name="P10"/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25">Potražitelj resursa</text:p>
            </table:table-cell>
            <table:table-cell table:style-name="Table11.A1" office:value-type="string">
              <text:p text:style-name="Table_20_Heading">Sistem</text:p>
            </table:table-cell>
            <table:table-cell table:style-name="Table11.A1" office:value-type="string">
              <text:p text:style-name="Table_20_Heading">Vanjski servis</text:p>
            </table:table-cell>
          </table:table-row>
        </table:table-header-rows>
        <table:table-row>
          <table:table-cell table:style-name="Table11.A1" office:value-type="string">
            <text:p text:style-name="Table_20_Contents">1. Pristupanje opciji "Pretraži resurse" na početnoj stranici platforme.</text:p>
          </table:table-cell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14"/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><text:span text:style-name="T14">2. Prikaz interfejsa sa popisom resursa koje odgovaraju ključnoj riječi pretrage i opcijama za odabir termina rezervacije.</text:span></text:p>
          </table:table-cell>
          <table:table-cell table:style-name="Table11.A1" office:value-type="string">
            <text:p text:style-name="P14"/>
          </table:table-cell>
        </table:table-row>
        <table:table-row>
          <table:table-cell table:style-name="Table11.A1" office:value-type="string">
            <text:p text:style-name="Table_20_Contents">3. Odabir željenog termina rezervacije i potvrđivanje odabira klikom na opciju "Rezerviraj".</text:p>
          </table:table-cell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14"/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><text:span text:style-name="T14">4. </text:span>Provjera dostupnosti resursa u odabranom terminu.</text:p>
          </table:table-cell>
          <table:table-cell table:style-name="Table11.A1" office:value-type="string">
            <text:p text:style-name="P14"/>
          </table:table-cell>
        </table:table-row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><text:span text:style-name="T14">5. </text:span>Obavještavanje potražitelja resursa o neuspješnoj rezervaciji i nudi mu alternative.</text:p>
          </table:table-cell>
          <table:table-cell table:style-name="Table11.A1" office:value-type="string">
            <text:p text:style-name="P14"/>
          </table:table-cell>
        </table:table-row>
      </table:table>
      <text:p text:style-name="P10"/>
      <text:p text:style-name="P4"/>
      <text:p text:style-name="P4"/>
      <text:p text:style-name="P4"/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Table_20_Heading">Naziv: Upravljanje ponudama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Opis:</text:span> Ponuditelj resursa pristupa svojim ponudama radi uređivanja ili brisanja, dok Upravitelj postavljanja oglasa ima ovlasti za pregled, uređivanje i brisanje svih ponuda na platformi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Glavni akter:</text:span> <text:span text:style-name="T2">Upravitelj postavljanja oglasa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Ostali akteri:</text:span> <text:span text:style-name="T2">Ponuditelj resursa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reduslov:</text:span> Ponuditelj resursa i Upravitelj postavljanja oglasa su prijavljeni na svoje račune na platformi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Glavni tok:</text:span></text:p>
          </table:table-cell>
        </table:table-row>
        <table:table-row>
          <table:table-cell table:style-name="Table5.A1" office:value-type="string">
            <text:p text:style-name="P21">Ponuditelj pristupa svojim ponudama, te odabire opciju za ažuriranje ili brisanje na prikazanom interfejsu, nakon čega izvršava odabranu akciju te biva obaviješten o statusu iste. </text:p>
            <text:p text:style-name="P21">Upravitelj čini to isto, samo što ima ovlasti da pristupa svim resursima na stranici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osljedice - Uspješan završetak:</text:span> Ponuditelj resursa uspješno upravlja svojim ponudama, a Upravitelj postavljanja oglasa efikasno <text:span text:style-name="T3">nadgleda sve ponude na platformi</text:span>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lternative:</text:span></text:p>
          </table:table-cell>
        </table:table-row>
        <table:table-row>
          <table:table-cell table:style-name="Table5.A1" office:value-type="string">
            <text:p text:style-name="P7">/</text:p>
          </table:table-cell>
        </table:table-row>
      </table:table>
      <text:p text:style-name="P4"/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oft-page-break/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>Uspješan završetak – Ponuditelj resursa:</text:span> </text:p>
      <text:p text:style-name="P13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26">Ponuditelj resursa</text:p>
            </table:table-cell>
            <table:table-cell table:style-name="Table12.A1" office:value-type="string">
              <text:p text:style-name="Table_20_Heading">Sistem</text:p>
            </table:table-cell>
            <table:table-cell table:style-name="Table12.A1" office:value-type="string">
              <text:p text:style-name="Table_20_Heading">Vanjski servis</text:p>
            </table:table-cell>
          </table:table-row>
        </table:table-header-rows>
        <table:table-row>
          <table:table-cell table:style-name="Table12.A1" office:value-type="string">
            <text:p text:style-name="Table_20_Contents">1. Pristupanje svojim ponudama na administrativnoj stranici.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20"><text:span text:style-name="T15">2. Prikaz interfejsa sa postojećim</text:span> ponuda<text:span text:style-name="T15">ma</text:span> i odabir opcije za uređivanje ili brisanje.</text:p>
          </table:table-cell>
          <table:table-cell table:style-name="Table12.A1" office:value-type="string">
            <text:p text:style-name="P14"/>
          </table:table-cell>
        </table:table-row>
        <table:table-row>
          <table:table-cell table:style-name="Table12.A1" office:value-type="string">
            <text:p text:style-name="Table_20_Contents">3. Ažuriranje informacija o ponudi (naziv, opis, cijena, dostupnost itd.).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>
          <table:table-cell table:style-name="Table12.A1" office:value-type="string">
            <text:p text:style-name="Table_20_Contents">4. Odluka o brisanju ponude ako više nije dostupna ili je zastarjela.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18">5. Prikaz poruke o izvršenoj akciji.</text:p>
          </table:table-cell>
          <table:table-cell table:style-name="Table12.A1" office:value-type="string">
            <text:p text:style-name="P14"/>
          </table:table-cell>
        </table:table-row>
      </table:table>
      <text:p text:style-name="P13"/>
      <text:p text:style-name="P13"/>
      <text:p text:style-name="P13"/>
      <text:p text:style-name="P13"/>
      <text:p text:style-name="P13"><text:span text:style-name="T12">Uspješan završetak – Upravitelj:</text:span> </text:p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26">Upravitelj</text:p>
            </table:table-cell>
            <table:table-cell table:style-name="Table13.A1" office:value-type="string">
              <text:p text:style-name="Table_20_Heading">Sistem</text:p>
            </table:table-cell>
            <table:table-cell table:style-name="Table13.A1" office:value-type="string">
              <text:p text:style-name="Table_20_Heading">Vanjski servis</text:p>
            </table:table-cell>
          </table:table-row>
        </table:table-header-rows>
        <table:table-row>
          <table:table-cell table:style-name="Table13.A1" office:value-type="string">
            <text:p text:style-name="Table_20_Contents">1. Pristupanje svim ponudama na platformi putem administrativne sučelja.</text:p>
          </table:table-cell>
          <table:table-cell table:style-name="Table13.A1" office:value-type="string">
            <text:p text:style-name="P14"/>
          </table:table-cell>
          <table:table-cell table:style-name="Table13.A1" office:value-type="string">
            <text:p text:style-name="P14"/>
          </table:table-cell>
        </table:table-row>
        <table:table-row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><text:span text:style-name="T15">2.</text:span>P<text:span text:style-name="T15">rikaz interfejsa za p</text:span>regled, uređivanje ili brisanje bilo koje ponude na platformi po potrebi.</text:p>
          </table:table-cell>
          <table:table-cell table:style-name="Table13.A1" office:value-type="string">
            <text:p text:style-name="P14"/>
          </table:table-cell>
        </table:table-row>
      </table:table>
      <text:p text:style-name="P13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6" table:style-name="Table6">
        <table:table-column table:style-name="Table6.A"/>
        <table:table-header-rows>
          <text:soft-page-break/>
          <table:table-row>
            <table:table-cell table:style-name="Table6.A1" office:value-type="string">
              <text:p text:style-name="Table_20_Heading">Naziv: Filtriranje resursa i upotreba Google Maps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Opis:</text:span> <text:span text:style-name="T3">Potražitelj</text:span> pristupa pretraživanju resursa na platformi za iznajmljivanje i rentanje namještaja. Korisnik filtrira resurse na osnovu kvadrature, cijene, dostupnosti i lokacije koja mu odgovara, koristeći interaktivnu kartu Google Maps za pregled lokacija resursa. 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Glavni akter:</text:span> Potražitelj resursa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Ostali akteri:</text:span> Vanjski servis Google Map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Preduslov:</text:span> Potražitelj resursa je prijavljen na svoj račun na platformi.</text:p>
          </table:table-cell>
        </table:table-row>
        <table:table-row>
          <table:table-cell table:style-name="Table6.A1" office:value-type="string">
            <text:p text:style-name="P22"><text:span text:style-name="Strong_20_Emphasis">Glavni tok: </text:span><text:span text:style-name="Strong_20_Emphasis"><text:span text:style-name="T11">Potražitelj</text:span></text:span><text:span text:style-name="Strong_20_Emphasis"><text:span text:style-name="T7"> pristupa pretraživanju resursa na platformi za iznajmljivanje i rentanje namještaja. Korisnik filtrira resurse na osnovu kvadrature, cijene, dostupnosti i lokacije koja mu odgovara, koristeći interaktivnu kartu Google Maps za pregled lokacija resursa </text:span></text:span><text:span text:style-name="Strong_20_Emphasis"><text:span text:style-name="T10">ukoliko to želi, a u suprotnom ručno unosi adresu od interesa</text:span></text:span><text:span text:style-name="Strong_20_Emphasis"><text:span text:style-name="T7">. 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Posljedice - Uspješan završetak:</text:span> Potražitelj resursa uspješno filtrira resurse prema svojim preferencijama i koristi integraciju s Google Maps za pregled lokacija resursa <text:span text:style-name="T15">(ukoliko želi)</text:span>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Alternative:</text:span></text:p>
          </table:table-cell>
        </table:table-row>
        <table:table-row>
          <table:table-cell table:style-name="Table6.A1" office:value-type="string">
            <text:p text:style-name="Table_20_Contents">1. <text:span text:style-name="T15">Potražitelj filtrira resurse bez korištenja vanjskog servisa.</text:span></text:p>
          </table:table-cell>
        </table:table-row>
        <table:table-row table:style-name="Table6.10">
          <table:table-cell table:style-name="Table6.A1" office:value-type="string">
            <text:p text:style-name="P21">2. Potražitelj ručno unosi adresu lokacije željenog resursa.</text:p>
          </table:table-cell>
        </table:table-row>
      </table:table>
      <text:p text:style-name="P4"/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P27">Potražitelj resursa</text:p>
            </table:table-cell>
            <table:table-cell table:style-name="Table14.A1" office:value-type="string">
              <text:p text:style-name="Table_20_Heading">Sistem</text:p>
            </table:table-cell>
            <table:table-cell table:style-name="Table14.A1" office:value-type="string">
              <text:p text:style-name="P27">Google Maps</text:p>
            </table:table-cell>
          </table:table-row>
        </table:table-header-rows>
        <table:table-row>
          <table:table-cell table:style-name="Table14.A1" office:value-type="string">
            <text:p text:style-name="Table_20_Contents">1. Pristupanje opciji "Pretraži resurse" na početnoj stranici platforme.</text:p>
          </table:table-cell>
          <table:table-cell table:style-name="Table14.A1" office:value-type="string">
            <text:p text:style-name="P14"/>
          </table:table-cell>
          <table:table-cell table:style-name="Table14.A1" office:value-type="string">
            <text:p text:style-name="P14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><text:span text:style-name="T16">2. </text:span>Korištenje filtriranja resursa prema različitim kriterijima.</text:p>
          </table:table-cell>
          <table:table-cell table:style-name="Table14.A1" office:value-type="string">
            <text:p text:style-name="P14"/>
          </table:table-cell>
        </table:table-row>
        <table:table-row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Table_20_Contents"/>
          </table:table-cell>
          <table:table-cell table:style-name="Table14.A1" office:value-type="string">
            <text:p text:style-name="P19"><text:span text:style-name="T16">3. </text:span>Korištenje integracije s Google Maps za prikaz lokacija resursa na karti.</text:p>
          </table:table-cell>
        </table:table-row>
        <table:table-row>
          <table:table-cell table:style-name="Table14.A1" office:value-type="string">
            <text:p text:style-name="Table_20_Contents">4. Dodatno filtriranje rezultata pretrage koristeći interaktivnu kartu Google Maps.</text:p>
          </table:table-cell>
          <table:table-cell table:style-name="Table14.A1" office:value-type="string">
            <text:p text:style-name="P14"/>
          </table:table-cell>
          <table:table-cell table:style-name="Table14.A1" office:value-type="string">
            <text:p text:style-name="P14"/>
          </table:table-cell>
        </table:table-row>
      </table:table>
      <text:p text:style-name="P4"/>
      <text:p text:style-name="P4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s" fo:country="B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s" fo:country="B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05:31:12.733000000</meta:creation-date>
    <dc:date>2024-04-07T05:53:00.143000000</dc:date>
    <meta:editing-duration>PT15M57S</meta:editing-duration>
    <meta:editing-cycles>2</meta:editing-cycles>
    <meta:generator>LibreOffice/24.2.1.2$Windows_X86_64 LibreOffice_project/db4def46b0453cc22e2d0305797cf981b68ef5ac</meta:generator>
    <meta:document-statistic meta:table-count="14" meta:image-count="0" meta:object-count="0" meta:page-count="6" meta:paragraph-count="128" meta:word-count="958" meta:character-count="7250" meta:non-whitespace-character-count="6412"/>
  </office:meta>
</office:document-meta>
</file>